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Calibri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rim Report Draft – Ashley Manson</text:span></text:p>
      <text:p text:style-name="P1"><text:span text:style-name="T1"/></text:p>
      <text:p text:style-name="P1"><text:span text:style-name="T1">To Do List</text:span></text:p>
      <text:p text:style-name="P1"><text:span text:style-name="T1"/></text:p>
      <text:p text:style-name="P1"><text:span text:style-name="T1">-Background for the Problem</text:span></text:p>
      <text:p text:style-name="P1"><text:span text:style-name="T1">-An updated Aims and Objectives</text:span></text:p>
      <text:p text:style-name="P1"><text:span text:style-name="T1">-Finish What I have achieved to date</text:span></text:p>
      <text:p text:style-name="P1"><text:span text:style-name="T1">-Pictures/Screen Shots?</text:span></text:p>
      <text:p text:style-name="P1"><text:span text:style-name="T1">-Formatting</text:span></text:p>
      <text:p text:style-name="P1"><text:span text:style-name="T1"/></text:p>
      <text:p text:style-name="P1"><text:span text:style-name="T1">What we are trying to develop is an augmented reality puzzle game for iOS on iPads where</text:span></text:p>
      <text:p text:style-name="P1"><text:span text:style-name="T1">multiple people can solve a puzzle collaboratively using a centralized server and different iPads as</text:span></text:p>
      <text:p text:style-name="P1"><text:span text:style-name="T1">clients. There are three parts to the project, the server side which is being developed by Shahne,</text:span></text:p>
      <text:p text:style-name="P1"><text:span text:style-name="T1">the localization and vision part that is being developed by Joshua, and my part which is the game</text:span></text:p>
      <text:p text:style-name="P1"><text:span text:style-name="T1">logic and rendering of the game to the screen. The game logic being how puzzle pieces interact</text:span></text:p>
      <text:p text:style-name="P1"><text:span text:style-name="T1">with each other, how the puzzle is solved, picking up and placing puzzle pieces as well as the user</text:span></text:p>
      <text:p text:style-name="P1"><text:span text:style-name="T1">interface for the game. The rendering of the game is just having the board image displayed on the</text:span></text:p>
      <text:p text:style-name="P1"><text:span text:style-name="T1">screen with the puzzle pieces on it making it look like the pieces are laying on the physical board in</text:span></text:p>
      <text:p text:style-name="P1"><text:span text:style-name="T1">the real world, simulating the augmented reality nature of the overall project.</text:span></text:p>
      <text:p text:style-name="P1"><text:span text:style-name="T1"/></text:p>
      <text:p text:style-name="P1"><text:span text:style-name="T1">Background – To Do</text:span></text:p>
      <text:p text:style-name="P1"><text:span text:style-name="T1"/></text:p>
      <text:p text:style-name="P1"><text:span text:style-name="T1">What I have achieved to date</text:span></text:p>
      <text:p text:style-name="P1"><text:span text:style-name="T1">I started to develop the logic for the puzzle in the MacOS environment, with the plan to port the</text:span></text:p>
      <text:p text:style-name="P1"><text:span text:style-name="T1">code over to iOS in future once I had a grasp on OpenGL and an idea of what the logic of the puzzle</text:span></text:p>
      <text:p text:style-name="P1"><text:span text:style-name="T1">would look like. Currently I have ported the majority of the code over to iOS and have simple</text:span></text:p>
      <text:p text:style-name="P1"><text:span text:style-name="T1">prototype working for the iPad.</text:span></text:p>
      <text:p text:style-name="P1"><text:span text:style-name="T1"/></text:p>
      <text:p text:style-name="P1"><text:span text:style-name="T1">So what is a puzzle?</text:span></text:p>
      <text:p text:style-name="P1"><text:span text:style-name="T1">Well a puzzle in its simplest form is a grid of rectangular polygons with specific number of rows and</text:span></text:p>
      <text:p text:style-name="P1"><text:span text:style-name="T1">columns, and each piece has the same side length. Each piece has four edges, and an edge either</text:span></text:p>
      <text:p text:style-name="P1"><text:span text:style-name="T1">has a neighbouring piece or not. An edge of a piece can be open, meaning it has not joined to its</text:span></text:p>
      <text:p text:style-name="P1"><text:span text:style-name="T1">neighbour currently or closed meaning it is joined to its neighbour currently, or if the edge has no</text:span></text:p>
      <text:p text:style-name="P1"><text:span text:style-name="T1">neighbour it is invalid, meaning it can't join or be joined to another piece for that edge. Each piece</text:span></text:p>
      <text:p text:style-name="P1"><text:span text:style-name="T1">of the puzzle has a position in space, or an x, y, z coordinate on the board. This is how I started to</text:span></text:p>
      <text:p text:style-name="P1"><text:span text:style-name="T1">develop the game logic. I made up my own data structure to store these details, as well as each</text:span></text:p>
      <text:p text:style-name="P1"><text:span text:style-name="T1">piece having rotation, a value between 0 and 360 degrees inclusive, which changes how they are</text:span></text:p>
      <text:p text:style-name="P1"><text:span text:style-name="T1">positioned on the board, each piece also an ID, which is the number of the piece in the puzzle and</text:span></text:p>
      <text:p text:style-name="P1"><text:span text:style-name="T1">also the index of the array the puzzle pieces are stored in.</text:span></text:p>
      <text:p text:style-name="P1"><text:span text:style-name="T1"/></text:p>
      <text:p text:style-name="P1"><text:span text:style-name="T1">Rendering Pieces and Moving them Around</text:span></text:p>
      <text:p text:style-name="P1"><text:span text:style-name="T1">The first major goal was to have a puzzle being rendered to the screen and the ability to move</text:span></text:p>
      <text:p text:style-name="P1"><text:span text:style-name="T1">them around. I used OpenGL to do all the rendering of the puzzle, using the coordinates of the</text:span></text:p>
      <text:p text:style-name="P1"><text:span text:style-name="T1">puzzles, their current rotation and side length of the puzzle as parameters to get them displayed</text:span></text:p>
      <text:p text:style-name="P1"><text:span text:style-name="T1">correctly. Given the parameters of the pieces, and giving OpenGL the vertices of where the puzzles</text:span></text:p>
      <text:p text:style-name="P1"><text:span text:style-name="T1">should be displayed, they are rendered to the screen.</text:span></text:p>
      <text:p text:style-name="P1"><text:span text:style-name="T1">For moving the pieces around I want to have the user tap a piece, that piece that has just been</text:span></text:p>
      <text:p text:style-name="P1"><text:span text:style-name="T1">taped is then stored in the users “inventory” and they are no longer able to pick up another piece,</text:span></text:p>
      <text:p text:style-name="P1"><text:span text:style-name="T1">until they have placed the piece they are holding back onto the board. The inventory is just a term</text:span></text:p>
      <text:p text:style-name="P1"><text:soft-page-break/><text:span text:style-name="T1">I am using to state if the user is holding or not holding a piece, meaning it can be easily check to</text:span></text:p>
      <text:p text:style-name="P1"><text:span text:style-name="T1">see if it is empty or not. This is also allows me to increase the storage space of the inventory later</text:span></text:p>
      <text:p text:style-name="P1"><text:span text:style-name="T1">on the project if I wish to allow the user to hold more pieces. Currently the inventory is displayed</text:span></text:p>
      <text:p text:style-name="P1"><text:span text:style-name="T1">in the lower left of the screen, meaning the user can see if they are holding a piece or not. For</text:span></text:p>
      <text:p text:style-name="P1"><text:span text:style-name="T1">tapping a piece, I get a screen x, y coordinate for the finger tap, translate that into a coordinate for</text:span></text:p>
      <text:p text:style-name="P1"><text:span text:style-name="T1">the puzzle piece being tapped, or the board if a piece wasn't tapped on, into x, y, z coordinate,</text:span></text:p>
      <text:p text:style-name="P1"><text:span text:style-name="T1">where then the program checks to see if a piece was in the range of the screen tap, and if so the</text:span></text:p>
      <text:p text:style-name="P1"><text:span text:style-name="T1">piece is added to the inventory. This allows for the board to be rendered with a perspective,</text:span></text:p>
      <text:p text:style-name="P1"><text:span text:style-name="T1">making the scene more realistic and achieving the augmented reality feel that we are trying to</text:span></text:p>
      <text:p text:style-name="P1"><text:span text:style-name="T1">achieve.</text:span></text:p>
      <text:p text:style-name="P1"><text:span text:style-name="T1"/></text:p>
      <text:p text:style-name="P1"><text:span text:style-name="T1">Pieces Snapping Together</text:span></text:p>
      <text:p text:style-name="P1"><text:span text:style-name="T1">Now that I have piece moving around the board, I wanted to enable a feature that allowed pieces</text:span></text:p>
      <text:p text:style-name="P1"><text:span text:style-name="T1">to snap together, meaning if a piece was in a specified range to its neighbour, the piece being</text:span></text:p>
      <text:p text:style-name="P1"><text:span text:style-name="T1">placed back on the board would move so that the two piece were right next to each other, or they</text:span></text:p>
      <text:p text:style-name="P1"><text:span text:style-name="T1">snapped together. This also has the added bonus of making it easier to check if pieces are right</text:span></text:p>
      <text:p text:style-name="P1"><text:span text:style-name="T1">next to each, rather then relying on the user to carefully place pieces together. How the check is</text:span></text:p>
      <text:p text:style-name="P1"><text:span text:style-name="T1">made to see if two pieces should snap together is by checking the distances between the</text:span></text:p>
      <text:p text:style-name="P1"><text:span text:style-name="T1">corresponding corner points, and if the distances are less than the distance before snap variable</text:span></text:p>
      <text:p text:style-name="P1"><text:span text:style-name="T1">the pieces snap together. So if the piece being put back on the board is being snapped to its left</text:span></text:p>
      <text:p text:style-name="P1"><text:span text:style-name="T1">neighbour piece, the original piece top left point and the neighbours top right point would be</text:span></text:p>
      <text:p text:style-name="P1"><text:span text:style-name="T1">checked, as well as the original piece bottom left point and the neighbours bottom right point</text:span></text:p>
      <text:p text:style-name="P1"><text:span text:style-name="T1">would be check. The reason two distances are checked is to make sure that piece rotations are</text:span></text:p>
      <text:p text:style-name="P1"><text:span text:style-name="T1">taking into consideration when snapping pieces together, so as avoid an unusual snap where a</text:span></text:p>
      <text:p text:style-name="P1"><text:span text:style-name="T1">piece rotated 90 degrees snaps to its neighbour not rotated. When a piece is snapped to another</text:span></text:p>
      <text:p text:style-name="P1"><text:span text:style-name="T1">piece, the piece saves the rotation of its neighbour as its own, so that when the change is</text:span></text:p>
      <text:p text:style-name="P1"><text:span text:style-name="T1">rendered, they both have the same rotation when beside each other. For a puzzle to be considered</text:span></text:p>
      <text:p text:style-name="P1"><text:span text:style-name="T1">solved, all the pieces should be snapped to their corresponding neighbours. Once a piece has</text:span></text:p>
      <text:p text:style-name="P1"><text:span text:style-name="T1">snapped to its neighbour, a variable for that edge is set as close, as well as the neighbours edge. So</text:span></text:p>
      <text:p text:style-name="P1"><text:span text:style-name="T1">if a piece has snapped to its right neighbour, its right edge is set as closed and the neighbours left</text:span></text:p>
      <text:p text:style-name="P1"><text:span text:style-name="T1">edge is set as closed. The check to see if the puzzle has been solved goes through all the pieces</text:span></text:p>
      <text:p text:style-name="P1"><text:span text:style-name="T1">edges to see if that are all closed.</text:span></text:p>
      <text:p text:style-name="P1"><text:span text:style-name="T1"/></text:p>
      <text:p text:style-name="P1"><text:span text:style-name="T1">The Big Port to iOS</text:span></text:p>
      <text:p text:style-name="P1"><text:span text:style-name="T1"/></text:p>
      <text:p text:style-name="P1"><text:span text:style-name="T1">Where I am now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S</meta:editing-duration>
    <meta:editing-cycles>3</meta:editing-cycles>
    <meta:generator>LibreOffice/4.4.3.2$Windows_x86 LibreOffice_project/88805f81e9fe61362df02b9941de8e38a9b5fd16</meta:generator>
    <dc:date>2015-07-06T08:44:11.242000000</dc:date>
    <meta:document-statistic meta:table-count="0" meta:image-count="0" meta:object-count="0" meta:page-count="2" meta:paragraph-count="75" meta:word-count="1118" meta:character-count="5921" meta:non-whitespace-character-count="4876"/>
    <meta:user-defined meta:name="Info 1"/>
    <meta:user-defined meta:name="Info 2"/>
    <meta:user-defined meta:name="Info 3"/>
    <meta:user-defined meta:name="Info 4"/>
  </office:meta>
</office:document-meta>
</file>